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Nimbus Sans L" officeooo:rsid="00157de8" officeooo:paragraph-rsid="00157de8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Nimbus Sans L" officeooo:rsid="00157de8" officeooo:paragraph-rsid="00157de8"/>
    </style:style>
    <style:style style:name="P3" style:family="paragraph" style:parent-style-name="Standard">
      <style:paragraph-properties fo:text-align="justify" style:justify-single-word="false"/>
      <style:text-properties style:font-name="Nimbus Sans L" officeooo:rsid="00157de8" officeooo:paragraph-rsid="0016a03d"/>
    </style:style>
    <style:style style:name="P4" style:family="paragraph" style:parent-style-name="Standard">
      <style:paragraph-properties fo:text-align="justify" style:justify-single-word="false"/>
      <style:text-properties style:font-name="Nimbus Sans L" fo:font-weight="bold" officeooo:rsid="00157de8" officeooo:paragraph-rsid="00157de8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Nimbus Sans L" officeooo:rsid="0016a03d" officeooo:paragraph-rsid="0016a03d"/>
    </style:style>
    <style:style style:name="P6" style:family="paragraph" style:parent-style-name="Standard">
      <style:paragraph-properties fo:text-align="justify" style:justify-single-word="false"/>
      <style:text-properties style:font-name="Nimbus Sans L" officeooo:rsid="001a13aa" officeooo:paragraph-rsid="001a13aa"/>
    </style:style>
    <style:style style:name="P7" style:family="paragraph" style:parent-style-name="Standard">
      <style:paragraph-properties fo:text-align="justify" style:justify-single-word="false"/>
      <style:text-properties style:font-name="Nimbus Sans L" officeooo:rsid="001af323" officeooo:paragraph-rsid="001af323"/>
    </style:style>
    <style:style style:name="P8" style:family="paragraph" style:parent-style-name="Standard">
      <style:paragraph-properties fo:text-align="justify" style:justify-single-word="false"/>
      <style:text-properties style:font-name="Nimbus Sans L" officeooo:rsid="001b9b32" officeooo:paragraph-rsid="001b9b32"/>
    </style:style>
    <style:style style:name="P9" style:family="paragraph" style:parent-style-name="Standard">
      <style:paragraph-properties fo:text-align="justify" style:justify-single-word="false"/>
      <style:text-properties style:font-name="Nimbus Sans L" officeooo:rsid="001d1e5b" officeooo:paragraph-rsid="001d1e5b"/>
    </style:style>
    <style:style style:name="P10" style:family="paragraph" style:parent-style-name="Standard">
      <style:paragraph-properties fo:text-align="justify" style:justify-single-word="false"/>
      <style:text-properties style:font-name="Nimbus Sans L" officeooo:rsid="0020bb9e" officeooo:paragraph-rsid="0020bb9e"/>
    </style:style>
    <style:style style:name="T1" style:family="text">
      <style:text-properties officeooo:rsid="0015c8a2"/>
    </style:style>
    <style:style style:name="T2" style:family="text">
      <style:text-properties officeooo:rsid="0016a03d"/>
    </style:style>
    <style:style style:name="T3" style:family="text">
      <style:text-properties officeooo:rsid="0017d07e"/>
    </style:style>
    <style:style style:name="T4" style:family="text">
      <style:text-properties officeooo:rsid="001af323"/>
    </style:style>
    <style:style style:name="T5" style:family="text">
      <style:text-properties officeooo:rsid="001ec19c"/>
    </style:style>
    <style:style style:name="T6" style:family="text">
      <style:text-properties officeooo:rsid="0020bb9e"/>
    </style:style>
    <style:style style:name="T7" style:family="text">
      <style:text-properties officeooo:rsid="0021a1b7"/>
    </style:style>
    <style:style style:name="T8" style:family="text">
      <style:text-properties officeooo:rsid="00260522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30/04/2016 – <text:span text:style-name="T1">Réunion</text:span> avec Alain Chaumet</text:p>
      <text:p text:style-name="P1"/>
      <text:p text:style-name="P1">Objectif du projet : créer un service en ligne permettant aux u<text:span text:style-name="T8">t</text:span>ilisateurs (particuliers ou professionnels) de signaler tous types d'évènements ayant une influence sur la trafic routier.</text:p>
      <text:p text:style-name="P1"/>
      <text:p text:style-name="P3">Le service devra présenter une interface de saisie cartographique. Elle sera complétée par des données « opendata » ajoutant des objets (gares, arrêt de covoiturage, …). Les différents objects possibles sont ceux listés dans la directive INSPIRE.</text:p>
      <text:p text:style-name="P1"/>
      <text:p text:style-name="P1"><text:span text:style-name="T2">Ce service permettra donc de saisir des évènements, o</text:span>n distingue deux type d'évènements principaux :</text:p>
      <text:list xml:id="list3981832331984891697" text:style-name="L1">
        <text:list-item>
          <text:p text:style-name="P2">les évènements urgents (accidents, incidents, …) ;</text:p>
        </text:list-item>
        <text:list-item>
          <text:p text:style-name="P2">les évènements prévus (travaux, déviation, …).</text:p>
        </text:list-item>
      </text:list>
      <text:p text:style-name="P1"/>
      <text:p text:style-name="P5">Les évènements pourront <text:span text:style-name="T3">concerner un problème à court terme (accident, …), moyen terme (déviation = conséquence durant des travaux) ou un problème au long terme (l'ajout, la modification ou la suppression d'un objet = conséquences à la fin des travaux). Ils seront definis par une date de création (sur la plateforme) et une date de mise en usage (sur le terrain).</text:span></text:p>
      <text:p text:style-name="P6">Il<text:span text:style-name="T4">s</text:span> seront toujours rattachés à la personne qui les a créé.</text:p>
      <text:p text:style-name="P7">Si la personne créant l'évènement est « professionnelle », il est immédiatement accépté, sinon il devra être validé par un autre utilisateur.</text:p>
      <text:p text:style-name="P8">Un professionnel peut supprimer un évènement à tous instant.</text:p>
      <text:p text:style-name="P9">Les particulier<text:span text:style-name="T6">s</text:span> peuvent supprimer les évènements qu'ils ont créé ou <text:span text:style-name="T5">annuler</text:span> leur <text:span text:style-name="T5">confirmation </text:span>d'un évèn<text:span text:style-name="T6">e</text:span>ment.</text:p>
      <text:p text:style-name="P9"/>
      <text:p text:style-name="P10">A terme le service doit permettre d'intégrer facilement les informations saisies dans des services de calcul d'itinéraire<text:span text:style-name="T7">s</text:span> routier<text:span text:style-name="T7">s (par exemple)</text:span>. <text:span text:style-name="T7">Pour le moment l'interface doit simplement lister ces données et afficher un apercus. On se concentre sur la saisie des informatio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5:25:17.784716205</meta:creation-date>
    <dc:date>2016-03-30T16:06:37.894080804</dc:date>
    <meta:editing-duration>PT41M8S</meta:editing-duration>
    <meta:editing-cycles>26</meta:editing-cycles>
    <meta:generator>LibreOffice/5.0.4.2$Linux_X86_64 LibreOffice_project/00m0$Build-2</meta:generator>
    <meta:document-statistic meta:table-count="0" meta:image-count="0" meta:object-count="0" meta:page-count="1" meta:paragraph-count="12" meta:word-count="258" meta:character-count="1683" meta:non-whitespace-character-count="1438"/>
  </office:meta>
</office:document-meta>
</file>